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ans-serif" svg:font-family="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000000" fo:background-color="#00FF00" fo:language="ru" fo:country="RU"/>
    </style:style>
    <style:style style:name="P2" style:parent-style-name="Standard" style:family="paragraph">
      <style:text-properties fo:color="#000000" fo:background-color="#00FF00" fo:language="ru" fo:country="RU"/>
    </style:style>
    <style:style style:name="T3" style:parent-style-name="Основнойшрифтабзаца" style:family="text">
      <style:text-properties fo:background-color="#00FF00" fo:language="ru" fo:country="RU"/>
    </style:style>
    <style:style style:name="T4" style:parent-style-name="Основнойшрифтабзаца" style:family="text">
      <style:text-properties fo:background-color="#00FF00" fo:language="ru" fo:country="RU"/>
    </style:style>
    <style:style style:name="T5" style:parent-style-name="Основнойшрифтабзаца" style:family="text">
      <style:text-properties fo:background-color="#00FF00" fo:language="ru" fo:country="RU"/>
    </style:style>
    <style:style style:name="T6" style:parent-style-name="Основнойшрифтабзаца" style:family="text">
      <style:text-properties fo:background-color="#00FF00" fo:language="ru" fo:country="RU"/>
    </style:style>
    <style:style style:name="T7" style:parent-style-name="Основнойшрифтабзаца" style:family="text">
      <style:text-properties fo:background-color="#00FF00" fo:language="ru" fo:country="RU"/>
    </style:style>
    <style:style style:name="T8" style:parent-style-name="Основнойшрифтабзаца" style:family="text">
      <style:text-properties fo:background-color="#00FF00" fo:language="ru" fo:country="RU"/>
    </style:style>
    <style:style style:name="T9" style:parent-style-name="Основнойшрифтабзаца" style:family="text">
      <style:text-properties fo:background-color="#00FF00" fo:language="ru" fo:country="RU"/>
    </style:style>
    <style:style style:name="T10" style:parent-style-name="Основнойшрифтабзаца" style:family="text">
      <style:text-properties fo:background-color="#00FF00" fo:language="ru" fo:country="RU"/>
    </style:style>
    <style:style style:name="T11" style:parent-style-name="Основнойшрифтабзаца" style:family="text">
      <style:text-properties fo:background-color="#00FF00" fo:language="ru" fo:country="RU"/>
    </style:style>
    <style:style style:name="T12" style:parent-style-name="Основнойшрифтабзаца" style:family="text">
      <style:text-properties fo:background-color="#00FF00" fo:language="ru" fo:country="RU"/>
    </style:style>
    <style:style style:name="T13" style:parent-style-name="Основнойшрифтабзаца" style:family="text">
      <style:text-properties fo:background-color="#00FF00" fo:language="ru" fo:country="RU"/>
    </style:style>
    <style:style style:name="T14" style:parent-style-name="Основнойшрифтабзаца" style:family="text">
      <style:text-properties fo:background-color="#00FF00" fo:language="ru" fo:country="RU"/>
    </style:style>
    <style:style style:name="P15" style:parent-style-name="Абзацсписка" style:family="paragraph">
      <style:paragraph-properties fo:margin-bottom="0in" fo:margin-left="0in">
        <style:tab-stops/>
      </style:paragraph-properties>
      <style:text-properties fo:background-color="#00FF00" fo:language="ru" fo:country="RU"/>
    </style:style>
    <style:style style:name="P16" style:parent-style-name="Абзацсписка" style:family="paragraph">
      <style:paragraph-properties fo:margin-bottom="0in" fo:margin-left="0in">
        <style:tab-stops/>
      </style:paragraph-properties>
    </style:style>
    <style:style style:name="T17" style:parent-style-name="Основнойшрифтабзаца" style:family="text">
      <style:text-properties fo:background-color="#00FF00" fo:language="ru" fo:country="RU"/>
    </style:style>
    <style:style style:name="T18" style:parent-style-name="Основнойшрифтабзаца" style:family="text">
      <style:text-properties fo:background-color="#00FF00" fo:language="ru" fo:country="RU"/>
    </style:style>
    <style:style style:name="P19" style:parent-style-name="Standard" style:family="paragraph">
      <style:text-properties fo:color="#000000" fo:background-color="#00FF00" fo:language="ru" fo:country="RU"/>
    </style:style>
    <style:style style:name="P20" style:parent-style-name="Абзацсписка" style:family="paragraph">
      <style:paragraph-properties fo:margin-bottom="0in" fo:margin-left="0in">
        <style:tab-stops/>
      </style:paragraph-properties>
      <style:text-properties fo:color="#000000" fo:background-color="#00FF00" fo:language="ru" fo:country="RU"/>
    </style:style>
    <style:style style:name="P21" style:parent-style-name="Абзацсписка" style:family="paragraph">
      <style:paragraph-properties fo:margin-bottom="0in" fo:margin-left="0in">
        <style:tab-stops/>
      </style:paragraph-properties>
    </style:style>
    <style:style style:name="T22" style:parent-style-name="Основнойшрифтабзаца" style:family="text">
      <style:text-properties fo:color="#000000" fo:background-color="#00FF00" fo:language="ru" fo:country="RU"/>
    </style:style>
    <style:style style:name="P23" style:parent-style-name="Абзацсписка" style:family="paragraph">
      <style:paragraph-properties fo:margin-bottom="0in" fo:margin-left="0in">
        <style:tab-stops/>
      </style:paragraph-properties>
      <style:text-properties fo:color="#000000" fo:language="ru" fo:country="RU"/>
    </style:style>
    <style:style style:name="P24" style:parent-style-name="Абзацсписка" style:family="paragraph">
      <style:paragraph-properties fo:margin-bottom="0in" fo:margin-left="0in">
        <style:tab-stops/>
      </style:paragraph-properties>
      <style:text-properties fo:color="#000000" fo:background-color="#00FF00" fo:language="ru" fo:country="RU"/>
    </style:style>
    <style:style style:name="P25" style:parent-style-name="Standard" style:family="paragraph">
      <style:text-properties fo:color="#000000" fo:background-color="#00FF00" fo:language="ru" fo:country="RU"/>
    </style:style>
    <style:style style:name="T26" style:parent-style-name="Основнойшрифтабзаца" style:family="text">
      <style:text-properties fo:color="#000000" fo:background-color="#00FF00" fo:language="ru" fo:country="RU"/>
    </style:style>
    <style:style style:name="T27" style:parent-style-name="Основнойшрифтабзаца" style:family="text">
      <style:text-properties fo:color="#000000" fo:background-color="#00FF00" fo:language="ru" fo:country="RU"/>
    </style:style>
    <style:style style:name="P28" style:parent-style-name="Абзацсписка" style:family="paragraph">
      <style:paragraph-properties fo:margin-bottom="0in" fo:margin-left="0in">
        <style:tab-stops/>
      </style:paragraph-properties>
      <style:text-properties fo:color="#000000" fo:language="ru" fo:country="RU"/>
    </style:style>
    <style:style style:name="P29" style:parent-style-name="Абзацсписка" style:family="paragraph">
      <style:paragraph-properties fo:margin-bottom="0in" fo:margin-left="0in">
        <style:tab-stops/>
      </style:paragraph-properties>
      <style:text-properties fo:color="#000000" fo:background-color="#00FF00" fo:language="ru" fo:country="RU"/>
    </style:style>
    <style:style style:name="P30" style:parent-style-name="Абзацсписка" style:family="paragraph">
      <style:paragraph-properties fo:margin-bottom="0in" fo:margin-left="0in">
        <style:tab-stops/>
      </style:paragraph-properties>
    </style:style>
    <style:style style:name="T31" style:parent-style-name="Основнойшрифтабзаца" style:family="text">
      <style:text-properties fo:background-color="#00FF00" fo:language="ru" fo:country="RU"/>
    </style:style>
    <style:style style:name="P32" style:parent-style-name="Абзацсписка" style:family="paragraph">
      <style:paragraph-properties fo:margin-bottom="0in" fo:margin-left="0in">
        <style:tab-stops/>
      </style:paragraph-properties>
      <style:text-properties fo:color="#000000" fo:language="ru" fo:country="RU"/>
    </style:style>
    <style:style style:name="P33" style:parent-style-name="Абзацсписка" style:family="paragraph">
      <style:paragraph-properties fo:margin-bottom="0in" fo:margin-left="0in">
        <style:tab-stops/>
      </style:paragraph-properties>
      <style:text-properties fo:color="#000000" fo:background-color="#00FF00" fo:language="ru" fo:country="RU"/>
    </style:style>
    <style:style style:name="P34" style:parent-style-name="Standard" style:family="paragraph">
      <style:text-properties fo:color="#000000" fo:background-color="#00FF00" fo:language="ru" fo:country="RU"/>
    </style:style>
    <style:style style:name="T35" style:parent-style-name="Основнойшрифтабзаца" style:family="text">
      <style:text-properties fo:color="#000000" fo:background-color="#00FF00" fo:language="ru" fo:country="RU"/>
    </style:style>
    <style:style style:name="T36" style:parent-style-name="Основнойшрифтабзаца" style:family="text">
      <style:text-properties fo:color="#000000" fo:background-color="#00FF00" fo:language="ru" fo:country="RU"/>
    </style:style>
    <style:style style:name="P37" style:parent-style-name="Standard" style:family="paragraph">
      <style:text-properties fo:color="#000000" fo:language="ru" fo:country="RU"/>
    </style:style>
    <style:style style:name="T38" style:parent-style-name="Основнойшрифтабзаца" style:family="text">
      <style:text-properties fo:color="#000000" fo:background-color="#00FF00" fo:language="ru" fo:country="RU"/>
    </style:style>
    <style:style style:name="P39" style:parent-style-name="Standard" style:family="paragraph">
      <style:text-properties fo:color="#000000" fo:language="ru" fo:country="RU"/>
    </style:style>
    <style:style style:name="P40" style:parent-style-name="Абзацсписка" style:family="paragraph">
      <style:paragraph-properties fo:margin-bottom="0in" fo:margin-left="0in">
        <style:tab-stops/>
      </style:paragraph-properties>
    </style:style>
    <style:style style:name="T41" style:parent-style-name="Основнойшрифтабзаца" style:family="text">
      <style:text-properties fo:color="#000000" fo:background-color="#00FF00" fo:language="ru" fo:country="RU"/>
    </style:style>
    <style:style style:name="P42" style:parent-style-name="Абзацсписка" style:family="paragraph">
      <style:paragraph-properties fo:margin-bottom="0in" fo:margin-left="0in">
        <style:tab-stops/>
      </style:paragraph-properties>
      <style:text-properties fo:color="#000000" fo:language="ru" fo:country="RU"/>
    </style:style>
    <style:style style:name="P43" style:parent-style-name="Standard" style:family="paragraph">
      <style:text-properties fo:color="#000000" fo:background-color="#00FF00" fo:language="ru" fo:country="RU"/>
    </style:style>
    <style:style style:name="P44" style:parent-style-name="Standard" style:family="paragraph">
      <style:text-properties fo:color="#000000" fo:background-color="#00FF00" fo:language="ru" fo:country="RU"/>
    </style:style>
    <style:style style:name="P45" style:parent-style-name="Standard" style:family="paragraph">
      <style:text-properties fo:color="#000000" fo:background-color="#00FF00" fo:language="ru" fo:country="RU"/>
    </style:style>
    <style:style style:name="P46" style:parent-style-name="Абзацсписка" style:family="paragraph">
      <style:paragraph-properties fo:margin-bottom="0in" fo:margin-left="0in">
        <style:tab-stops/>
      </style:paragraph-properties>
      <style:text-properties fo:background-color="#00FF00" fo:language="ru" fo:country="RU"/>
    </style:style>
    <style:style style:name="P47" style:parent-style-name="Standard" style:family="paragraph">
      <style:text-properties fo:color="#000000" fo:background-color="#00FF00" fo:language="ru" fo:country="RU"/>
    </style:style>
    <style:style style:name="T48" style:parent-style-name="Основнойшрифтабзаца" style:family="text">
      <style:text-properties fo:color="#000000" fo:background-color="#00FF00" fo:language="ru" fo:country="RU"/>
    </style:style>
    <style:style style:name="T49" style:parent-style-name="Основнойшрифтабзаца" style:family="text">
      <style:text-properties fo:color="#000000" fo:background-color="#00FF00" fo:language="ru" fo:country="RU"/>
    </style:style>
    <style:style style:name="P50" style:parent-style-name="Standard" style:family="paragraph">
      <style:text-properties fo:color="#000000" fo:language="ru" fo:country="RU"/>
    </style:style>
    <style:style style:name="P51" style:parent-style-name="Standard" style:family="paragraph">
      <style:text-properties fo:color="#000000" fo:language="ru" fo:country="RU"/>
    </style:style>
    <style:style style:name="T52" style:parent-style-name="Основнойшрифтабзаца" style:family="text">
      <style:text-properties fo:color="#000000" fo:background-color="#00FF00" fo:language="ru" fo:country="RU"/>
    </style:style>
    <style:style style:name="P53" style:parent-style-name="Абзацсписка" style:family="paragraph">
      <style:paragraph-properties fo:margin-bottom="0in" fo:margin-left="0in">
        <style:tab-stops/>
      </style:paragraph-properties>
      <style:text-properties fo:language="ru" fo:country="RU"/>
    </style:style>
    <style:style style:name="P54" style:parent-style-name="Абзацсписка" style:family="paragraph">
      <style:paragraph-properties fo:margin-bottom="0in" fo:margin-left="0in">
        <style:tab-stops/>
      </style:paragraph-properties>
      <style:text-properties fo:background-color="#00FF00" fo:language="ru" fo:country="RU"/>
    </style:style>
    <style:style style:name="P55" style:parent-style-name="Абзацсписка" style:family="paragraph">
      <style:paragraph-properties fo:margin-bottom="0in" fo:margin-left="0in">
        <style:tab-stops/>
      </style:paragraph-properties>
      <style:text-properties fo:color="#000000" fo:background-color="#00FF00" fo:language="ru" fo:country="RU"/>
    </style:style>
    <style:style style:name="P56" style:parent-style-name="Standard" style:family="paragraph">
      <style:text-properties fo:color="#000000" fo:background-color="#00FF00" fo:language="ru" fo:country="RU"/>
    </style:style>
    <style:style style:name="P57" style:parent-style-name="Абзацсписка" style:family="paragraph">
      <style:paragraph-properties fo:margin-bottom="0in" fo:margin-left="0in">
        <style:tab-stops/>
      </style:paragraph-properties>
    </style:style>
    <style:style style:name="T58" style:parent-style-name="Основнойшрифтабзаца" style:family="text">
      <style:text-properties fo:background-color="#00FF00" fo:language="ru" fo:country="RU"/>
    </style:style>
    <style:style style:name="P59" style:parent-style-name="Абзацсписка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 fo:color="#000000" fo:language="ru" fo:country="RU"/>
    </style:style>
    <style:style style:name="P60" style:parent-style-name="Абзацсписка" style:family="paragraph">
      <style:paragraph-properties fo:margin-bottom="0in" fo:margin-left="0in">
        <style:tab-stops/>
      </style:paragraph-properties>
      <style:text-properties style:font-name="Arial" fo:color="#000000" fo:font-size="10.5pt" style:font-size-asian="10.5pt" fo:background-color="#00FF00" fo:language="ru" fo:country="RU"/>
    </style:style>
    <style:style style:name="P61" style:parent-style-name="Standard" style:family="paragraph">
      <style:text-properties fo:color="#000000" fo:background-color="#00FF00" fo:language="ru" fo:country="RU"/>
    </style:style>
    <style:style style:name="T62" style:parent-style-name="Основнойшрифтабзаца" style:family="text">
      <style:text-properties style:font-name="Arial" fo:color="#000000" fo:font-size="10.5pt" style:font-size-asian="10.5pt" fo:background-color="#00FF00" fo:language="ru" fo:country="RU"/>
    </style:style>
    <style:style style:name="P63" style:parent-style-name="Standard" style:family="paragraph">
      <style:text-properties fo:color="#000000" fo:background-color="#00FF00" fo:language="ru" fo:country="RU"/>
    </style:style>
    <style:style style:name="P64" style:parent-style-name="Standard" style:family="paragraph">
      <style:text-properties fo:color="#000000" fo:background-color="#00FF00" fo:language="ru" fo:country="RU"/>
    </style:style>
    <style:style style:name="P65" style:parent-style-name="Standard" style:family="paragraph">
      <style:text-properties fo:color="#000000" fo:background-color="#00FF00" fo:language="ru" fo:country="RU"/>
    </style:style>
    <style:style style:name="P66" style:parent-style-name="Standard" style:family="paragraph">
      <style:text-properties fo:color="#000000" fo:background-color="#00FF00" fo:language="ru" fo:country="RU"/>
    </style:style>
    <style:style style:name="T67" style:parent-style-name="Основнойшрифтабзаца" style:family="text">
      <style:text-properties fo:color="#000000" fo:background-color="#00FF00" fo:language="ru" fo:country="RU"/>
    </style:style>
    <style:style style:name="T68" style:parent-style-name="Основнойшрифтабзаца" style:family="text">
      <style:text-properties fo:color="#000000" fo:background-color="#00FF00"/>
    </style:style>
    <style:style style:name="T69" style:parent-style-name="Основнойшрифтабзаца" style:family="text">
      <style:text-properties fo:color="#000000" fo:background-color="#00FF00" fo:language="ru" fo:country="RU"/>
    </style:style>
    <style:style style:name="P70" style:parent-style-name="Абзацсписка" style:family="paragraph">
      <style:paragraph-properties fo:margin-bottom="0in" fo:margin-left="0in">
        <style:tab-stops/>
      </style:paragraph-properties>
      <style:text-properties style:font-name="sans-serif" fo:color="#000000" fo:font-size="10.5pt" style:font-size-asian="10.5pt" fo:background-color="#FFFFFF" fo:language="ru" fo:country="RU"/>
    </style:style>
    <style:style style:name="P71" style:parent-style-name="Standard" style:family="paragraph">
      <style:text-properties fo:color="#000000" fo:language="ru" fo:country="RU"/>
    </style:style>
    <style:style style:name="P72" style:parent-style-name="Standard" style:family="paragraph">
      <style:text-properties fo:color="#000000" fo:language="ru" fo:country="RU"/>
    </style:style>
    <style:style style:name="P73" style:parent-style-name="Standard" style:family="paragraph">
      <style:text-properties fo:color="#000000"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P77" style:parent-style-name="Standard" style:family="paragraph">
      <style:text-properties fo:color="#000000" fo:language="ru" fo:country="RU"/>
    </style:style>
    <style:style style:name="P78" style:parent-style-name="Standard" style:family="paragraph">
      <style:text-properties fo:color="#000000" fo:language="ru" fo:country="RU"/>
    </style:style>
    <style:style style:name="P79" style:parent-style-name="Абзацсписка" style:family="paragraph">
      <style:paragraph-properties fo:margin-bottom="0in" fo:margin-left="0in">
        <style:tab-stops/>
      </style:paragraph-properties>
      <style:text-properties fo:color="#000000" fo:language="ru" fo:country="RU"/>
    </style:style>
    <style:style style:name="P80" style:parent-style-name="Абзацсписка" style:family="paragraph">
      <style:paragraph-properties fo:margin-bottom="0in" fo:margin-left="0in">
        <style:tab-stops/>
      </style:paragraph-properties>
      <style:text-properties fo:color="#000000" fo:language="ru" fo:country="RU"/>
    </style:style>
    <style:style style:name="P81" style:parent-style-name="Standard" style:family="paragraph">
      <style:text-properties fo:color="#000000" fo:language="ru" fo:country="RU"/>
    </style:style>
    <style:style style:name="P82" style:parent-style-name="Standard" style:family="paragraph">
      <style:text-properties fo:color="#000000" fo:language="ru" fo:country="RU"/>
    </style:style>
    <style:style style:name="P83" style:parent-style-name="Standard" style:family="paragraph">
      <style:text-properties fo:color="#000000" fo:language="ru" fo:country="RU"/>
    </style:style>
    <style:style style:name="P84" style:parent-style-name="Standard" style:family="paragraph">
      <style:text-properties fo:color="#000000" fo:language="ru" fo:country="RU"/>
    </style:style>
    <style:style style:name="P85" style:parent-style-name="Standard" style:family="paragraph">
      <style:text-properties fo:color="#000000" fo:language="ru" fo:country="RU"/>
    </style:style>
    <style:style style:name="P86" style:parent-style-name="Standard" style:family="paragraph">
      <style:text-properties fo:color="#000000" fo:language="ru" fo:country="RU"/>
    </style:style>
    <style:style style:name="P87" style:parent-style-name="Standard" style:family="paragraph">
      <style:text-properties fo:color="#000000" fo:language="ru" fo:country="RU"/>
    </style:style>
    <style:style style:name="P88" style:parent-style-name="Standard" style:family="paragraph">
      <style:text-properties fo:color="#000000" fo:language="ru" fo:country="RU"/>
    </style:style>
    <style:style style:name="P89" style:parent-style-name="Standard" style:family="paragraph">
      <style:text-properties fo:color="#000000" fo:language="ru" fo:country="RU"/>
    </style:style>
    <style:style style:name="P90" style:parent-style-name="Standard" style:family="paragraph">
      <style:text-properties fo:color="#000000" fo:language="ru" fo:country="RU"/>
    </style:style>
    <style:style style:name="P91" style:parent-style-name="Standard" style:family="paragraph">
      <style:text-properties fo:color="#000000" fo:language="ru" fo:country="RU"/>
    </style:style>
    <style:style style:name="P92" style:parent-style-name="Абзацсписка" style:family="paragraph">
      <style:paragraph-properties fo:margin-bottom="0in" fo:margin-left="0in">
        <style:tab-stops/>
      </style:paragraph-properties>
      <style:text-properties fo:color="#000000" fo:language="ru" fo:country="RU"/>
    </style:style>
    <style:style style:name="P93" style:parent-style-name="Standard" style:family="paragraph">
      <style:text-properties fo:color="#000000" fo:language="ru" fo:country="RU"/>
    </style:style>
    <style:style style:name="P94" style:parent-style-name="Абзацсписка" style:family="paragraph">
      <style:paragraph-properties fo:margin-bottom="0in" fo:margin-left="0in">
        <style:tab-stops/>
      </style:paragraph-properties>
    </style:style>
    <style:style style:name="T95" style:parent-style-name="Основнойшрифтабзаца" style:family="text">
      <style:text-properties style:font-name="sans-serif" fo:color="#000000" fo:font-size="10.5pt" style:font-size-asian="10.5pt" fo:background-color="#FFFFFF" fo:language="ru" fo:country="RU"/>
    </style:style>
    <style:style style:name="T96" style:parent-style-name="Основнойшрифтабзаца" style:family="text">
      <style:text-properties style:font-name="sans-serif" fo:color="#000000" fo:font-size="10.5pt" style:font-size-asian="10.5pt" fo:background-color="#FFFFFF" fo:language="ru" fo:country="RU"/>
    </style:style>
    <style:style style:name="P97" style:parent-style-name="Standard" style:family="paragraph">
      <style:text-properties fo:color="#000000" fo:language="ru" fo:country="RU"/>
    </style:style>
    <style:style style:name="P98" style:parent-style-name="Абзацсписка" style:family="paragraph">
      <style:paragraph-properties fo:margin-bottom="0in" fo:margin-left="0in">
        <style:tab-stops/>
      </style:paragraph-properties>
      <style:text-properties fo:color="#000000" fo:language="ru" fo:country="RU"/>
    </style:style>
    <style:style style:name="P99" style:parent-style-name="Standard" style:family="paragraph">
      <style:text-properties fo:color="#000000" fo:language="ru" fo:country="RU"/>
    </style:style>
    <style:style style:name="P100" style:parent-style-name="Абзацсписка" style:family="paragraph">
      <style:paragraph-properties fo:margin-bottom="0in" fo:margin-left="0in">
        <style:tab-stops/>
      </style:paragraph-properties>
      <style:text-properties fo:language="ru" fo:country="RU"/>
    </style:style>
    <style:style style:name="P101" style:parent-style-name="Абзацсписка" style:family="paragraph">
      <style:paragraph-properties fo:margin-bottom="0in" fo:margin-left="0in">
        <style:tab-stops/>
      </style:paragraph-properties>
      <style:text-properties fo:language="ru" fo:country="RU"/>
    </style:style>
    <style:style style:name="P102" style:parent-style-name="Абзацсписка" style:family="paragraph">
      <style:paragraph-properties fo:margin-bottom="0in" fo:margin-left="0in">
        <style:tab-stops/>
      </style:paragraph-properties>
      <style:text-properties fo:language="ru" fo:country="RU"/>
    </style:style>
    <style:style style:name="P103" style:parent-style-name="Абзацсписка" style:family="paragraph">
      <style:paragraph-properties fo:margin-bottom="0in" fo:margin-left="0in">
        <style:tab-stops/>
      </style:paragraph-properties>
      <style:text-properties fo:language="ru" fo:country="RU"/>
    </style:style>
    <style:style style:name="P104" style:parent-style-name="Абзацсписка" style:family="paragraph">
      <style:paragraph-properties fo:margin-bottom="0in" fo:margin-left="0in">
        <style:tab-stops/>
      </style:paragraph-properties>
      <style:text-properties fo:language="ru" fo:country="RU"/>
    </style:style>
    <style:style style:name="P105" style:parent-style-name="Абзацсписка" style:family="paragraph">
      <style:paragraph-properties fo:margin-bottom="0in" fo:margin-left="0in">
        <style:tab-stops/>
      </style:paragraph-properties>
      <style:text-properties fo:language="ru" fo:country="RU"/>
    </style:style>
    <style:style style:name="P106" style:parent-style-name="Абзацсписка" style:family="paragraph">
      <style:paragraph-properties fo:margin-bottom="0in" fo:margin-left="0in">
        <style:tab-stops/>
      </style:paragraph-properties>
      <style:text-properties fo:language="ru" fo:country="RU"/>
    </style:style>
    <style:style style:name="P107" style:parent-style-name="Абзацсписка" style:family="paragraph">
      <style:paragraph-properties fo:margin-bottom="0in" fo:margin-left="0in">
        <style:tab-stops/>
      </style:paragraph-properties>
      <style:text-properties fo:language="ru" fo:country="RU"/>
    </style:style>
    <style:style style:name="P108" style:parent-style-name="Абзацсписка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 fo:color="#000000" fo:language="ru" fo:country="RU"/>
    </style:style>
    <style:style style:name="P109" style:parent-style-name="Standard" style:family="paragraph">
      <style:text-properties fo:color="#000000" fo:language="ru" fo:country="RU"/>
    </style:style>
    <style:style style:name="P110" style:parent-style-name="Standard" style:family="paragraph">
      <style:text-properties fo:color="#000000" fo:language="ru" fo:country="RU"/>
    </style:style>
    <style:style style:name="P111" style:parent-style-name="Standard" style:family="paragraph">
      <style:text-properties fo:font-weight="bold" style:font-weight-asian="bold" style:font-weight-complex="bold" fo:color="#000000" fo:language="ru" fo:country="RU"/>
    </style:style>
    <style:style style:name="P112" style:parent-style-name="Абзацсписка" style:family="paragraph">
      <style:paragraph-properties fo:margin-bottom="0in" fo:margin-left="0in">
        <style:tab-stops/>
      </style:paragraph-properties>
      <style:text-properties fo:color="#000000" fo:language="ru" fo:country="RU"/>
    </style:style>
    <style:style style:name="P113" style:parent-style-name="Абзацсписка" style:family="paragraph">
      <style:paragraph-properties fo:margin-bottom="0in" fo:margin-left="0in">
        <style:tab-stops/>
      </style:paragraph-properties>
      <style:text-properties fo:color="#000000" fo:language="ru" fo:country="RU"/>
    </style:style>
    <style:style style:name="P114" style:parent-style-name="Абзацсписка" style:family="paragraph">
      <style:paragraph-properties fo:margin-bottom="0in" fo:margin-left="0in">
        <style:tab-stops/>
      </style:paragraph-properties>
      <style:text-properties fo:color="#000000" fo:language="ru" fo:country="RU"/>
    </style:style>
    <style:style style:name="P115" style:parent-style-name="Standard" style:family="paragraph">
      <style:text-properties fo:color="#000000" fo:language="ru" fo:country="RU"/>
    </style:style>
    <style:style style:name="P116" style:parent-style-name="Standard" style:family="paragraph">
      <style:text-properties fo:language="ru" fo:country="RU"/>
    </style:style>
    <style:style style:name="P117" style:parent-style-name="Standard" style:family="paragraph">
      <style:text-properties fo:color="#000000" fo:language="ru" fo:country="RU"/>
    </style:style>
  </office:automatic-styles>
  <office:body>
    <office:text text:use-soft-page-breaks="true">
      <text:p text:style-name="P1">Абинск, ул. Советов, 126А, АБИНСКИЙ МЕБЕЛЬНЫЙ САЛОН, 8(86150)5-23-53,</text:p>
      <text:p text:style-name="P2">8(86150)4-33-44.</text:p>
      <text:p text:style-name="Standard"><text:span text:style-name="T3">Анапа</text:span><text:span text:style-name="T4">,<text:s/></text:span><text:span text:style-name="T5">ш</text:span><text:span text:style-name="T6">.<text:s/></text:span><text:span text:style-name="T7">Анапское</text:span><text:span text:style-name="T8">, 20,<text:s/></text:span><text:span text:style-name="T9">ТЦ</text:span><text:span text:style-name="T10"><text:s/>«</text:span><text:span text:style-name="T11">БОЛЬШОЙ</text:span><text:span text:style-name="T12">»,<text:s/></text:span><text:span text:style-name="T13">т</text:span><text:span text:style-name="T14">. 8(909)999-93-72.</text:span></text:p>
      <text:p text:style-name="P15">Ардон, ул. Пролетарская, 100Б, т. 8(86732) 3-41-91.</text:p>
      <text:p text:style-name="P16"><text:span text:style-name="T17">Армавир, ул. Шаумяна, 6, т.8(86137) 2-13-63.</text:span></text:p>
      <text:p text:style-name="Standard"><text:span text:style-name="T18">Астрахань, ул. Ивановская, 2, ТЦ «На ЦАРЕВЕ». т. : 8-937-123-6-999.</text:span></text:p>
      <text:p text:style-name="P19"/>
      <text:p text:style-name="P20">Буденовск, ул. Борцов Революции, 171, ТЦ «Династия», т. 8(86559) 7-37-02.</text:p>
      <text:p text:style-name="P21"><text:span text:style-name="T22">Буйнакск, ул. Имама Шамиля, 113Б, т. 8(960) 420-53-41.</text:span></text:p>
      <text:p text:style-name="P23"/>
      <text:p text:style-name="P24">Владикавказ, пр. Доватора, 12, т. 8(8672) 52-58-59.</text:p>
      <text:p text:style-name="P25">Воронеж, ул. Урицкого,70, ТЦ «ЦДМ», 3-й этаж, т. 8(473)229-28-11</text:p>
      <text:p text:style-name="Standard"><text:span text:style-name="T26">Выселки, ул. Кооперативная, 152, МЕБЕЛЬНЫЙ САЛОН «ИРИНА», т. 8(861)</text:span><text:span text:style-name="T27">57-74-777</text:span></text:p>
      <text:p text:style-name="P28"/>
      <text:p text:style-name="P29">Геогргиевск, ул. Калинина, 30, ГУМ, 2 этаж, т. 8(87951) 5-03-06.</text:p>
      <text:p text:style-name="P30"><text:span text:style-name="T31">Грозный, ул. Восточная объездная, 15, т. 8(928) 950-12-00.</text:span></text:p>
      <text:p text:style-name="P32"/>
      <text:p text:style-name="P33">Дербент, трасса Ростов-Баку, 939-й км. (Район ТЦ «Кургу»), т. 8(903)423-43-98.</text:p>
      <text:p text:style-name="P34"/>
      <text:p text:style-name="Standard"><text:span text:style-name="T35">Ейск, ул. Богдана Хмельницкого, 228, МС</text:span><text:span text:style-name="T36"><text:s/>«БЕЛЫЙ СЛОН», т. 8(86132)38-66-9</text:span></text:p>
      <text:p text:style-name="P37"/>
      <text:p text:style-name="Standard"><text:span text:style-name="T38">Жуковский, ул. Солнечная, 10, т. 8(498)481-25-48.</text:span></text:p>
      <text:p text:style-name="P39"/>
      <text:p text:style-name="P40"><text:span text:style-name="T41">Избербаш, ул. Гамидова, 83В, т. 8(964) 024-09-83.</text:span></text:p>
      <text:p text:style-name="P42"/>
      <text:p text:style-name="P43">Калининград, ул. Нарвская, 112, ТЦ «БАЛТИЙСКАЯ ГАЛЕРЕЯ», 4 этаж, т. 8(962)250-44-99.</text:p>
      <text:p text:style-name="P44">Каменск-Шахтинский, ул.<text:s/>Ворошилова, 151А, т. 8(969)294-57-71.</text:p>
      <text:p text:style-name="P45">Коломна, ул. Астахова, 5, МЦ «БОЛЬШАЯ МЕДВЕДИЦА», т. 8(925)368-96-36.</text:p>
      <text:p text:style-name="P46">Краснодар, ул. Сормовская, 3\2, тел. 8(861) 27-58-177.</text:p>
      <text:p text:style-name="P47">Кропоткин, ул. Красная, 24, «МЕБЕЛЬНЫЙ ЦЕНТР», т. 8(86138)3-60-66, 8(961)857-33-35</text:p>
      <text:p text:style-name="Standard"><text:span text:style-name="T48">Курск, ул.</text:span><text:span text:style-name="T49"><text:s/>Карла Маркса, 68, ТРЦ «МегаГРИНН», т. 8(951)320-46-46.</text:span></text:p>
      <text:p text:style-name="P50"/>
      <text:p text:style-name="P51"/>
      <text:p text:style-name="Standard"><text:span text:style-name="T52">Луганск, ТЦ «Центральный», ул. Советская, 54, т. + (0642) 380-95-751-62-42.</text:span></text:p>
      <text:p text:style-name="P53"/>
      <text:p text:style-name="P54">Махачкала, ул. Акушинского, 114, т. 8(964) 012-55-21.</text:p>
      <text:p text:style-name="P55">Махачкала, ул. Амет-хан Султана, 115, т. 8(928) 522-66-22. 8(965) 051-44-44.</text:p>
      <text:p text:style-name="P56">Михайловка, ул. Киквидзе, 46, т. 8(969)294-57-71.</text:p>
      <text:p text:style-name="P57"><text:span text:style-name="T58">Моздок, ул. Салганюка, 86, т.8(918) 707-01-57.</text:span></text:p>
      <text:p text:style-name="P59"/>
      <text:p text:style-name="P60">Нальчик, ул. Осетинская, 148, т. 8 (8662)77-35-07.</text:p>
      <text:p text:style-name="P61">Невинномысск, ул. Калинина, 53, ТЦ «РИГОНДА», магазин «ЦВЕТ ДИВАНОВ», т. 8(918)779-55-77.</text:p>
      <text:p text:style-name="Standard"><text:span text:style-name="T62">Невинномысск, ул. Пятигорское Шоссе 243 км., ТЦ «ВЕРШИНА», магазин «МЕГАМЕБЕЛЬ», т. 8(918)888-68-94, 8(918)888-68-90, 8(928)379-56-77.</text:span></text:p>
      <text:p text:style-name="P63">Новая Адыгея, ул. Тургеневское шоссе, 22, МТЦ «ПЯТЬ ЗВЕЗД», т. 8(952)853-07-79,</text:p>
      <text:p text:style-name="P64">8 (918) 482-94-19</text:p>
      <text:p text:style-name="P65">Новороссийск, ул. Мира,<text:s/>1В, МЦ «МЕБЕЛЬ МИРА», 1 этаж, т. 8(988)668-68-88</text:p>
      <text:p text:style-name="P66">Новороссийск, ул. Героев-Десантников, 2, ТРК «ЮЖНЫЙ ПАССАЖ», 2 этаж,</text:p>
      <text:p text:style-name="Standard"><text:span text:style-name="T67">МЦ «Мебель-</text:span><text:span text:style-name="T68">street</text:span><text:span text:style-name="T69">», т. 8(988)668-68-88</text:span><text:bookmark-start text:name="_GoBack"/><text:bookmark-end text:name="_GoBack"/></text:p>
      <text:p text:style-name="P70"/>
      <text:p text:style-name="P71"/>
      <text:p text:style-name="P72"/>
      <text:p text:style-name="P73">Павловская, ул. Горького, 261, т. 8(86191)5-53-68</text:p>
      <text:p text:style-name="Standard"><text:span text:style-name="T74">Пенза, ТЦ «</text:span>iMall<text:span text:style-name="T75">”, ул. Суворова, 2, т.<text:s/></text:span><text:span text:style-name="T76">8(900)470-25-02.</text:span></text:p>
      <text:p text:style-name="P77">Приморско-Ахтарск, ул. Победы, 29, ТЦ «ЮЖНЫЙ», т. 8(918)157-73-72</text:p>
      <text:p text:style-name="P78">Прохладный, ул. Свободы, 207, т. 8(960)427-49-25.</text:p>
      <text:p text:style-name="P79">Пятигорск, ул. Кисловодское шоссе, 35, т. 8(8793) 399-737.</text:p>
      <text:p text:style-name="P80"/>
      <text:p text:style-name="P81">Ростов-на-Дону, ул. Малиновского, 23А, ТЦ «МЕБЕЛЬГРАД», 2 этаж,<text:s/>т. 8(909)437-29-28.</text:p>
      <text:p text:style-name="P82"/>
      <text:p text:style-name="P83">Севастополь, ул. Руднева, 38, ТЦ «Капитан», т. 8-978-835-44-03.</text:p>
      <text:p text:style-name="P84">Славянск-на-Кубани, ул. Батарейная, 305, МС «ИННОВАЦИИ КОМФОРТА», т. 8(918)454-20-71, 8(988)130-73-10.</text:p>
      <text:p text:style-name="P85">Сочи, ул. Гагарина, 76, «МЕБЕЛЬГРАД», 1 этаж, т. 8(918)918-58-98.</text:p>
      <text:p text:style-name="P86">Ставрополь, ул. 1-я Промышленная, 1Б, ТЦ «ОБСТАНОВКА», ориентир магазин «М-ВИДЕО», т. 8(962)451-45-47.</text:p>
      <text:p text:style-name="P87">Старый Оскол, Торговый центр «Планета», м-он «Надежда», 4, тел.: 8-908-126-63-83.</text:p>
      <text:p text:style-name="P88"/>
      <text:p text:style-name="P89">Тихорецк, «НИКА МЕБЕЛЬ», улица Калинина, 26А, телефон 8(953)105-999-7.</text:p>
      <text:p text:style-name="P90"/>
      <text:p text:style-name="P91">Хабез, ул. Умара Хабекова, 62Б, т. 8 (988)61-88-428.</text:p>
      <text:p text:style-name="P92">Хасавюрт, ул. Махачкалинское шоссе, 31В, т. 8(909) 486-16-87.</text:p>
      <text:p text:style-name="P93"/>
      <text:p text:style-name="P94"><text:bookmark-start text:name="__DdeLink__1634_607637851"/><text:span text:style-name="T95">Черкесск</text:span><text:bookmark-end text:name="__DdeLink__1634_607637851"/><text:span text:style-name="T96">, ул. Октябрьская, 392 Б, 8(8782) 27-15-36. 8(878) 227-15-36.</text:span></text:p>
      <text:p text:style-name="P97">Черноморское, улица Щорса, 1Д, магазин «МЕБЕЛЬНАЯ ГАЛЕРЕЯ», т. 8(978)721-59-93.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ans-serif" svg:font-family="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Лиса</meta:initial-creator>
    <dc:creator>Катерина</dc:creator>
    <meta:creation-date>2017-10-20T23:40:00Z</meta:creation-date>
    <dc:date>2019-09-04T20:16:00Z</dc:date>
    <meta:template xlink:href="Normal" xlink:type="simple"/>
    <meta:editing-cycles>2</meta:editing-cycles>
    <meta:editing-duration>PT6960S</meta:editing-duration>
    <meta:document-statistic meta:page-count="1" meta:paragraph-count="6" meta:word-count="514" meta:character-count="3442" meta:row-count="24" meta:non-whitespace-character-count="2934"/>
  </office:meta>
</office:document-meta>
</file>